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LMMonoLtCond10" svg:font-family="LMMonoLtCond10" style:font-pitch="fixed"/>
    <style:font-face style:name="FreeMono" svg:font-family="FreeMono" style:font-family-generic="modern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339cm"/>
    </style:style>
    <style:style style:name="Tableau1.B" style:family="table-column">
      <style:table-column-properties style:column-width="12.6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366cm"/>
    </style:style>
    <style:style style:name="Tableau2.B" style:family="table-column">
      <style:table-column-properties style:column-width="12.64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392cm"/>
    </style:style>
    <style:style style:name="Tableau3.B" style:family="table-column">
      <style:table-column-properties style:column-width="12.62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419cm"/>
    </style:style>
    <style:style style:name="Tableau4.B" style:family="table-column">
      <style:table-column-properties style:column-width="12.59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392cm"/>
    </style:style>
    <style:style style:name="Tableau5.B" style:family="table-column">
      <style:table-column-properties style:column-width="12.621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366cm"/>
    </style:style>
    <style:style style:name="Tableau6.B" style:family="table-column">
      <style:table-column-properties style:column-width="12.64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4.233cm"/>
    </style:style>
    <style:style style:name="Tableau7.B" style:family="table-column">
      <style:table-column-properties style:column-width="12.77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556cm"/>
    </style:style>
    <style:style style:name="Tableau8.B" style:family="table-column">
      <style:table-column-properties style:column-width="11.45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MMonoLtCond10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LMMonoLtCond10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style:font-name="FreeMono"/>
    </style:style>
    <style:style style:name="T2" style:family="text">
      <style:text-properties style:font-name="LMMonoLtCond10"/>
    </style:style>
    <style:style style:name="T3" style:family="text">
      <style:text-properties fo:color="#000000" style:text-outline="false" style:text-line-through-style="none" fo:font-size="32pt" fo:font-style="normal" fo:text-shadow="none" style:text-underline-style="none" fo:font-weight="normal" style:letter-kerning="true" style:font-name-asian="LMMonoLtCond10" style:font-size-asian="32pt" style:font-style-asian="normal" style:font-weight-asian="normal" style:font-name-complex="LMMonoLtCond10" style:font-size-complex="32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ans" fo:font-size="28pt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LMMonoLtCond10" fo:font-size="28pt" fo:font-style="normal" fo:text-shadow="none" style:text-underline-style="none" fo:font-weight="normal" style:letter-kerning="true" style:font-name-asian="LMMonoLtCond10" style:font-size-asian="28pt" style:font-style-asian="normal" style:font-weight-asian="normal" style:font-name-complex="LMMonoLtCond10" style:font-size-complex="28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FreeMono" fo:font-size="28pt" fo:font-style="normal" fo:text-shadow="none" style:text-underline-style="none" fo:font-weight="normal" style:letter-kerning="true" style:font-name-asian="FreeMono" style:font-size-asian="28pt" style:font-style-asian="normal" style:font-weight-asian="normal" style:font-name-complex="FreeMono" style:font-size-complex="2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Liberation Sans" style:font-name-asian="Liberation Sans" style:font-name-complex="Liberation Sans"/>
    </style:style>
    <style:style style:name="T8" style:family="text">
      <style:text-properties style:font-name="LMMonoLtCond10" style:font-name-asian="LMMonoLtCond10" style:font-name-complex="LMMonoLtCond10"/>
    </style:style>
    <style:style style:name="T9" style:family="text">
      <style:text-properties style:font-name="FreeMono" style:font-name-asian="FreeMono" style:font-name-complex="FreeMono"/>
    </style:style>
    <style:style style:name="T10" style:family="text">
      <style:text-properties style:font-name="LMMonoLtCond10"/>
    </style:style>
    <style:style style:name="T11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LMMonoLtCond10" style:font-size-asian="12pt" style:font-style-asian="normal" style:font-weight-asian="normal" style:font-name-complex="LMMonoLtCond10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Liberation Sans" fo:font-size="28pt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LMMonoLtCond10" fo:font-size="28pt" fo:font-style="normal" fo:text-shadow="none" style:text-underline-style="none" fo:font-weight="normal" style:letter-kerning="true" style:font-name-asian="LMMonoLtCond10" style:font-size-asian="28pt" style:font-style-asian="normal" style:font-weight-asian="normal" style:font-name-complex="LMMonoLtCond10" style:font-size-complex="28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Liberation Sans" style:font-name-asian="Liberation Sans" style:font-name-complex="Liberation Sans"/>
    </style:style>
    <style:style style:name="T15" style:family="text">
      <style:text-properties style:font-name="LMMonoLtCond10" style:font-name-asian="LMMonoLtCond10" style:font-name-complex="LMMonoLtCond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rmes usuel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master</text:p>
          </table:table-cell>
          <table:table-cell table:style-name="Tableau1.B1" office:value-type="string">
            <text:p text:style-name="Standard">Branche principale</text:p>
          </table:table-cell>
        </table:table-row>
        <table:table-row>
          <table:table-cell table:style-name="Tableau1.A2" office:value-type="string">
            <text:p text:style-name="P2">HEAD</text:p>
          </table:table-cell>
          <table:table-cell table:style-name="Tableau1.B2" office:value-type="string">
            <text:p text:style-name="Standard">Pointeur sur le dernier commit de la branche courante</text:p>
          </table:table-cell>
        </table:table-row>
        <table:table-row>
          <table:table-cell table:style-name="Tableau1.A2" office:value-type="string">
            <text:p text:style-name="P2">origin</text:p>
          </table:table-cell>
          <table:table-cell table:style-name="Tableau1.B2" office:value-type="string">
            <text:p text:style-name="Standard">Dépôt distant qui a été cloné pour créer le dépôt local</text:p>
          </table:table-cell>
        </table:table-row>
      </table:table>
      <text:h text:style-name="Heading_20_1" text:outline-level="1">Création de dépôt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git init &lt;repo&gt;</text:p>
          </table:table-cell>
          <table:table-cell table:style-name="Tableau2.B1" office:value-type="string">
            <text:p text:style-name="P1">Création et initialisation d'un dépôt local</text:p>
          </table:table-cell>
        </table:table-row>
        <table:table-row>
          <table:table-cell table:style-name="Tableau2.A2" office:value-type="string">
            <text:p text:style-name="P2">git clone &lt;url&gt;</text:p>
          </table:table-cell>
          <table:table-cell table:style-name="Tableau2.B2" office:value-type="string">
            <text:p text:style-name="P1">Création d'un dépôt local par clonage d'un dépôt distant</text:p>
          </table:table-cell>
        </table:table-row>
      </table:table>
      <text:h text:style-name="Heading_20_1" text:outline-level="1">Gestion de l'index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git add &lt;file&gt;</text:p>
          </table:table-cell>
          <table:table-cell table:style-name="Tableau3.B1" office:value-type="string">
            <text:p text:style-name="Standard">Ajoute l'état courant d'un fichier à l'index</text:p>
          </table:table-cell>
        </table:table-row>
        <table:table-row>
          <table:table-cell table:style-name="Tableau3.A2" office:value-type="string">
            <text:p text:style-name="P2">git rm &lt;file&gt;</text:p>
          </table:table-cell>
          <table:table-cell table:style-name="Tableau3.B2" office:value-type="string">
            <text:p text:style-name="Standard">Supprime un fichier de l'index et de la copie de travail</text:p>
            <text:p text:style-name="Standard"><text:span text:style-name="T2">--staged</text:span> supprime un fichier de l'index</text:p>
          </table:table-cell>
        </table:table-row>
        <table:table-row>
          <table:table-cell table:style-name="Tableau3.A2" office:value-type="string">
            <text:p text:style-name="P2">git mv</text:p>
          </table:table-cell>
          <table:table-cell table:style-name="Tableau3.B2" office:value-type="string">
            <text:p text:style-name="Standard">Déplace un fichier (équivalent à <text:s/><text:span text:style-name="T2">mv</text:span>, <text:span text:style-name="T2">git add</text:span> et <text:span text:style-name="T2">git rm</text:span>)</text:p>
          </table:table-cell>
        </table:table-row>
      </table:table>
      <text:h text:style-name="Heading_20_1" text:outline-level="1">Gestion des commit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git commit [-m &lt;message&gt;]</text:p>
          </table:table-cell>
          <table:table-cell table:style-name="Tableau4.B1" office:value-type="string">
            <text:p text:style-name="Standard">Committe les modifications indexées dans le dépôt local</text:p>
          </table:table-cell>
        </table:table-row>
        <table:table-row>
          <table:table-cell table:style-name="Tableau4.A2" office:value-type="string">
            <text:p text:style-name="P2">git reset</text:p>
          </table:table-cell>
          <table:table-cell table:style-name="Tableau4.B2" office:value-type="string">
            <text:p text:style-name="Standard">Restaure l'index à l'état du dernier commit</text:p>
            <text:p text:style-name="Standard"><text:span text:style-name="T2">--hard</text:span> Restaure l'index et la copie de travail (équivalent à <text:span text:style-name="T2">svn</text:span><text:span text:style-name="T1"> </text:span><text:span text:style-name="T2">revert</text:span>)</text:p>
          </table:table-cell>
        </table:table-row>
      </table:table>
      <text:h text:style-name="Heading_20_1" text:outline-level="1">Afficher l'état du dépôt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git status</text:p>
          </table:table-cell>
          <table:table-cell table:style-name="Tableau5.B1" office:value-type="string">
            <text:p text:style-name="Standard">Affiche l'état de l'index et de la copie de travail</text:p>
          </table:table-cell>
        </table:table-row>
        <table:table-row>
          <table:table-cell table:style-name="Tableau5.A2" office:value-type="string">
            <text:p text:style-name="P2">git diff</text:p>
          </table:table-cell>
          <table:table-cell table:style-name="Tableau5.B2" office:value-type="string">
            <text:p text:style-name="Standard">Affiche les différences entre l'index et la copie de travail</text:p>
            <text:p text:style-name="Standard"><text:span text:style-name="T2">--staged</text:span> Affiche les différences entre l'index et HEAD</text:p>
          </table:table-cell>
        </table:table-row>
        <table:table-row>
          <table:table-cell table:style-name="Tableau5.A2" office:value-type="string">
            <text:p text:style-name="P2">git gui</text:p>
          </table:table-cell>
          <table:table-cell table:style-name="Tableau5.B2" office:value-type="string">
            <text:p text:style-name="Standard"><text:span text:style-name="T2">git</text:span><text:span text:style-name="T1"> </text:span><text:span text:style-name="T2">status</text:span> avec GUI</text:p>
          </table:table-cell>
        </table:table-row>
        <table:table-row>
          <table:table-cell table:style-name="Tableau5.A2" office:value-type="string">
            <text:p text:style-name="P2">gitk</text:p>
          </table:table-cell>
          <table:table-cell table:style-name="Tableau5.B2" office:value-type="string">
            <text:p text:style-name="Standard">Affiche l'historique de la branche courante</text:p>
            <text:p text:style-name="Standard"><text:span text:style-name="T2">--all</text:span> Affiche l'historique du dépôt</text:p>
          </table:table-cell>
        </table:table-row>
      </table:table>
      <text:h text:style-name="Heading_20_1" text:outline-level="1">Gestion des branche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git branch</text:p>
          </table:table-cell>
          <table:table-cell table:style-name="Tableau6.B1" office:value-type="string">
            <text:p text:style-name="Standard">Affiche la liste des branches</text:p>
            <text:p text:style-name="Standard"><text:span text:style-name="T2">&lt;branch&gt; </text:span>crée une nouvelle branche à partir de la branche courante</text:p>
          </table:table-cell>
        </table:table-row>
        <table:table-row>
          <table:table-cell table:style-name="Tableau6.A2" office:value-type="string">
            <text:p text:style-name="P2">git checkout [-b] &lt;branch&gt;</text:p>
          </table:table-cell>
          <table:table-cell table:style-name="Tableau6.B2" office:value-type="string">
            <text:p text:style-name="Standard">Bascule d'une branche à une autre</text:p>
            <text:p text:style-name="Standard"><text:span text:style-name="T2">-b</text:span> crée la branche <text:span text:style-name="T2">branch</text:span> avant de basculer dessus</text:p>
          </table:table-cell>
        </table:table-row>
        <table:table-row>
          <table:table-cell table:style-name="Tableau6.A2" office:value-type="string">
            <text:p text:style-name="P2">git stash</text:p>
          </table:table-cell>
          <table:table-cell table:style-name="Tableau6.B2" office:value-type="string">
            <text:p text:style-name="Standard">Remise les modifications non-committés</text:p>
            <text:p text:style-name="Standard"><text:span text:style-name="T2">apply</text:span> ré-applique les modifications remisées dans la branche courante</text:p>
          </table:table-cell>
        </table:table-row>
        <table:table-row>
          <table:table-cell table:style-name="Tableau6.A2" office:value-type="string">
            <text:p text:style-name="P2">git merge &lt;branch&gt;</text:p>
          </table:table-cell>
          <table:table-cell table:style-name="Tableau6.B2" office:value-type="string">
            <text:p text:style-name="Standard">Fusionne <text:span text:style-name="T2">branch</text:span> dans la branche courante en créant un nouveau commit</text:p>
          </table:table-cell>
        </table:table-row>
      </table:table>
      <text:p text:style-name="Standard"/>
      <text:h text:style-name="P5" text:outline-level="1">Dépôts distan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">git remote</text:p>
          </table:table-cell>
          <table:table-cell table:style-name="Tableau7.B1" office:value-type="string">
            <text:p text:style-name="Standard">Affiche la liste des dépôts distants enregistrés</text:p>
            <text:p text:style-name="Standard"><text:span text:style-name="T2">add &lt;repo&gt; &lt;url&gt;</text:span> ajoute un dépôt distant</text:p>
          </table:table-cell>
        </table:table-row>
        <table:table-row>
          <table:table-cell table:style-name="Tableau7.A2" office:value-type="string">
            <text:p text:style-name="P2">git fetch &lt;repo&gt;</text:p>
          </table:table-cell>
          <table:table-cell table:style-name="Tableau7.B2" office:value-type="string">
            <text:p text:style-name="Standard">Récupère les données d'un dépôt distant (sans fusion)</text:p>
          </table:table-cell>
        </table:table-row>
        <table:table-row>
          <table:table-cell table:style-name="Tableau7.A2" office:value-type="string">
            <text:p text:style-name="P2">git pull</text:p>
          </table:table-cell>
          <table:table-cell table:style-name="Tableau7.B2" office:value-type="string">
            <text:p text:style-name="Standard">Équivalent de <text:span text:style-name="T2">git fetch</text:span> + <text:span text:style-name="T2">git merge</text:span></text:p>
          </table:table-cell>
        </table:table-row>
        <table:table-row>
          <table:table-cell table:style-name="Tableau7.A2" office:value-type="string">
            <text:p text:style-name="P2">git push</text:p>
          </table:table-cell>
          <table:table-cell table:style-name="Tableau7.B2" office:value-type="string">
            <text:p text:style-name="Standard">Pousse les changements dans le dépôt distant</text:p>
          </table:table-cell>
        </table:table-row>
      </table:table>
      <text:h text:style-name="Heading_20_1" text:outline-level="1">Suivi de branche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">git branch -u &lt;repo&gt;/&lt;branch&gt;</text:p>
          </table:table-cell>
          <table:table-cell table:style-name="Tableau8.B1" office:value-type="string">
            <text:p text:style-name="Standard">La branche courante suit la branche distante <text:span text:style-name="T2">branch</text:span></text:p>
          </table:table-cell>
        </table:table-row>
        <table:table-row>
          <table:table-cell table:style-name="Tableau8.A2" office:value-type="string">
            <text:p text:style-name="P2">git checkout -b &lt;localbranch&gt; &lt;repo&gt;/&lt;distantbranch&gt;</text:p>
          </table:table-cell>
          <table:table-cell table:style-name="Tableau8.B2" office:value-type="string">
            <text:p text:style-name="Standard">Crée une branche locale <text:span text:style-name="T2">localbranch</text:span> qui suit la branche distante <text:span text:style-name="T2">distantbranch</text:span></text:p>
          </table:table-cell>
        </table:table-row>
        <table:table-row>
          <table:table-cell table:style-name="Tableau8.A2" office:value-type="string">
            <text:p text:style-name="P2">git push [-u] &lt;repo&gt; &lt;branch&gt;</text:p>
          </table:table-cell>
          <table:table-cell table:style-name="Tableau8.B2" office:value-type="string">
            <text:p text:style-name="Standard">Pousse la branche locale <text:span text:style-name="T2">branch</text:span> sur le dépôt distant <text:span text:style-name="T2">repo</text:span></text:p>
            <text:p text:style-name="Standard"><text:span text:style-name="T2">[-u] branch</text:span> suit la branche distante créée</text:p>
          </table:table-cell>
        </table:table-row>
      </table:table>
      <text:h text:style-name="Heading_20_1" text:outline-level="1">Documentation Git</text:h>
      <text:list xml:id="list21368861441" text:style-name="L1">
        <text:list-item>
          <text:p text:style-name="P3">Le git-book en français : <text:a xlink:type="simple" xlink:href="http://git-scm.com/book/fr">http://git-scm.com/book/fr</text:a></text:p>
        </text:list-item>
        <text:list-item>
          <text:p text:style-name="P3">man : <text:span text:style-name="T2">--help</text:span> après le nom d'une commande.</text:p>
        </text:list-item>
        <text:list-item>
          <text:p text:style-name="P3">stackoverflow : <text:a xlink:type="simple" xlink:href="https://stackoverflow.com/questions/tagged/git">https://stackoverflow.com/questions/tagged/git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LMMonoLtCond10" svg:font-family="LMMonoLtCond10" style:font-pitch="fixed"/>
    <style:font-face style:name="FreeMono" svg:font-family="FreeMono" style:font-family-generic="modern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re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1011121314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y Clement</meta:initial-creator>
    <meta:creation-date>2014-02-03T11:15:24</meta:creation-date>
    <dc:date>2014-02-05T12:11:40</dc:date>
    <dc:creator>Guy Clement</dc:creator>
    <meta:editing-duration>PT7H51M4S</meta:editing-duration>
    <meta:editing-cycles>11</meta:editing-cycles>
    <meta:generator>LibreOffice/3.5$Linux_X86_64 LibreOffice_project/350m1$Build-2</meta:generator>
    <meta:document-statistic meta:table-count="8" meta:image-count="0" meta:object-count="0" meta:page-count="2" meta:paragraph-count="71" meta:word-count="383" meta:character-count="2327" meta:non-whitespace-character-count="2022"/>
  </office:meta>
</office:document-meta>
</file>